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 draw:shadow="visible"/>
    </style:style>
    <style:style style:name="gr4" style:family="graphic" style:parent-style-name="objectwithoutfill">
      <style:graphic-properties draw:marker-end="Arrow" draw:marker-end-width="0.3cm" draw:fill="none" draw:fill-color="#aecf00" draw:textarea-vertical-align="middle" draw:shadow="hidden"/>
    </style:style>
    <style:style style:name="gr5" style:family="graphic" style:parent-style-name="objectwithoutfill">
      <style:graphic-properties draw:fill="none" draw:fill-color="#aecf00" draw:textarea-vertical-align="middle" draw:shadow="hidden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2.6cm" svg:height="17.8cm" svg:x="2.1cm" svg:y="8.3cm">
          <text:p text:style-name="P1">旅</text:p>
          <text:p text:style-name="P1">行</text:p>
          <text:p text:style-name="P1">小</text:p>
          <text:p text:style-name="P1">时</text:p>
          <text:p text:style-name="P1">光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cm" svg:height="2.3cm" svg:x="13.3cm" svg:y="4.5cm">
          <text:p text:style-name="P1">A</text:p>
          <text:p text:style-name="P1">低保真模型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2.3cm" svg:x="13.3cm" svg:y="8.7cm">
          <text:p text:style-name="P1">微信下载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2.3cm" svg:x="13cm" svg:y="21.504cm">
          <text:p text:style-name="P1">微信下载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2.3cm" svg:x="13cm" svg:y="21.504cm">
          <text:p text:style-name="P1">E</text:p>
          <text:p text:style-name="P1">微信平台打通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2cm" svg:height="2.3cm" svg:x="13cm" svg:y="25.8cm">
          <text:p text:style-name="P1">F</text:p>
          <text:p text:style-name="P1">云端数据读写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2.3cm" svg:x="13.3cm" svg:y="8.7cm">
          <text:p text:style-name="P1">B</text:p>
          <text:p text:style-name="P1">layout/xml文件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5cm" svg:x="5.8cm" svg:y="22.4cm">
          <text:p text:style-name="P1">服务器端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5cm" svg:x="6.1cm" svg:y="5cm">
          <text:p text:style-name="P1">UI前端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9cm" svg:y1="6.8cm" svg:x2="15.9cm" svg:y2="8.8cm">
          <text:p/>
        </draw:line>
        <draw:line draw:style-name="gr4" draw:text-style-name="P1" draw:layer="layout" svg:x1="15.7cm" svg:y1="23.8cm" svg:x2="15.7cm" svg:y2="26cm">
          <text:p/>
        </draw:line>
        <draw:line draw:style-name="gr5" draw:text-style-name="P1" draw:layer="layout" svg:x1="4.7cm" svg:y1="9.2cm" svg:x2="5.9cm" svg:y2="9.2cm">
          <text:p/>
        </draw:line>
        <draw:line draw:style-name="gr5" draw:text-style-name="P1" draw:layer="layout" svg:x1="4.7cm" svg:y1="25.2cm" svg:x2="5.8cm" svg:y2="25.2cm">
          <text:p/>
        </draw:line>
        <draw:custom-shape draw:style-name="gr6" draw:text-style-name="P1" draw:layer="layout" svg:width="17cm" svg:height="2.9cm" svg:x="1.8cm" svg:y="1.4cm">
          <text:p text:style-name="P1">技术导图------Deepin团队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.1cm" svg:y1="5.6cm" svg:x2="13.5cm" svg:y2="5.6cm">
          <text:p/>
        </draw:line>
        <draw:line draw:style-name="gr7" draw:text-style-name="P1" draw:layer="layout" svg:x1="11.2cm" svg:y1="9.5cm" svg:x2="13.4cm" svg:y2="9.5cm">
          <text:p/>
        </draw:line>
        <draw:custom-shape draw:style-name="gr2" draw:text-style-name="P1" draw:layer="layout" svg:width="5.3cm" svg:height="2.3cm" svg:x="13.2cm" svg:y="13cm">
          <text:p text:style-name="P1">C</text:p>
          <text:p text:style-name="P1">GPS定位测试</text:p>
          <text:p text:style-name="P1">位置信息保存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2.3cm" svg:x="13.2cm" svg:y="17.2cm">
          <text:p text:style-name="P1">微信下载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2.3cm" svg:x="13.2cm" svg:y="17.2cm">
          <text:p text:style-name="P1">D</text:p>
          <text:p text:style-name="P1">地图调用显示</text:p>
          <text:p text:style-name="P1">位置信息显示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cm" svg:height="5cm" svg:x="6cm" svg:y="13.5cm">
          <text:p text:style-name="P1">编码后端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8cm" svg:y1="15.3cm" svg:x2="15.8cm" svg:y2="17.3cm">
          <text:p/>
        </draw:line>
        <draw:line draw:style-name="gr5" draw:text-style-name="P1" draw:layer="layout" svg:x1="4.9cm" svg:y1="15.9cm" svg:x2="6.1cm" svg:y2="15.9cm">
          <text:p/>
        </draw:line>
        <draw:line draw:style-name="gr7" draw:text-style-name="P1" draw:layer="layout" svg:x1="11cm" svg:y1="14.1cm" svg:x2="13.4cm" svg:y2="14.1cm">
          <text:p/>
        </draw:line>
        <draw:line draw:style-name="gr7" draw:text-style-name="P1" draw:layer="layout" svg:x1="11.1cm" svg:y1="18cm" svg:x2="13.3cm" svg:y2="18cm">
          <text:p/>
        </draw:line>
        <draw:line draw:style-name="gr7" draw:text-style-name="P1" draw:layer="layout" svg:x1="10.7cm" svg:y1="22.8cm" svg:x2="13.1cm" svg:y2="22.8cm">
          <text:p/>
        </draw:line>
        <draw:line draw:style-name="gr7" draw:text-style-name="P1" draw:layer="layout" svg:x1="10.9cm" svg:y1="27cm" svg:x2="13.3cm" svg:y2="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XHei Ubuntu'" style:font-family-generic-asian="system" style:font-pitch-asian="variable" style:font-size-asian="24pt" style:language-asian="zh" style:country-asian="CN" style:font-family-complex="'XHei Ubuntu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XHei Ubuntu'" style:font-family-generic="roman" style:font-pitch="variable" fo:font-size="18pt" fo:font-style="normal" fo:text-shadow="none" style:text-underline-style="none" fo:font-weight="normal" style:letter-kerning="true" style:font-family-asian="'XHei Ubuntu'" style:font-family-generic-asian="system" style:font-pitch-asian="variable" style:font-size-asian="18pt" style:font-style-asian="normal" style:font-weight-asian="normal" style:font-family-complex="'XHei Ubuntu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XHei Ubuntu'" style:font-family-generic="roman" style:font-pitch="variable" fo:font-size="18pt" style:letter-kerning="true" style:font-family-asian="'XHei Ubuntu'" style:font-family-generic-asian="system" style:font-pitch-asian="variable" style:font-size-asian="18pt" style:font-family-complex="'XHei Ubuntu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cl </meta:initial-creator>
    <meta:creation-date>2013-07-18T13:39:50</meta:creation-date>
    <dc:date>2013-07-18T14:19:50</dc:date>
    <dc:creator>ycl </dc:creator>
    <meta:editing-duration>PT11M33S</meta:editing-duration>
    <meta:editing-cycles>4</meta:editing-cycles>
    <meta:generator>LibreOffice/4.0.2.2$Linux_X86_64 LibreOffice_project/400m0$Build-2</meta:generator>
    <meta:document-statistic meta:object-count="26"/>
  </office:meta>
</office:document-meta>
</file>